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11-1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8-0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6-04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1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16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1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22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1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2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31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26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1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3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2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2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1-28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1-27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0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1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0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38510344828" calcext:value-type="float">
            <text:p>45.2638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8056" calcext:value-type="float">
            <text:p>45.25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87398709678" calcext:value-type="float">
            <text:p>45.248739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679675" calcext:value-type="float">
            <text:p>45.2367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1319483871" calcext:value-type="float">
            <text:p>45.1913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87225806452" calcext:value-type="float">
            <text:p>45.208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35981935484" calcext:value-type="float">
            <text:p>45.2335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1693793104" calcext:value-type="float">
            <text:p>45.262169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58505" calcext:value-type="float">
            <text:p>45.2858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1070967742" calcext:value-type="float">
            <text:p>45.274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65592" calcext:value-type="float">
            <text:p>45.26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3100137931" calcext:value-type="float">
            <text:p>45.27310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582" calcext:value-type="float">
            <text:p>45.29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7278" calcext:value-type="float">
            <text:p>45.277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2759483871" calcext:value-type="float">
            <text:p>45.2827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956525" calcext:value-type="float">
            <text:p>45.2895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6433103448" calcext:value-type="float">
            <text:p>45.296643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54025806452" calcext:value-type="float">
            <text:p>45.315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15705" calcext:value-type="float">
            <text:p>45.3315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3092" calcext:value-type="float">
            <text:p>45.3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1286" calcext:value-type="float">
            <text:p>45.341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71607741936" calcext:value-type="float">
            <text:p>45.3471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98585" calcext:value-type="float">
            <text:p>45.3498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16258064516" calcext:value-type="float">
            <text:p>45.331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7585" calcext:value-type="float">
            <text:p>45.3117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29472" calcext:value-type="float">
            <text:p>45.32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338525" calcext:value-type="float">
            <text:p>45.3733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0397142857" calcext:value-type="float">
            <text:p>45.43903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829" calcext:value-type="float">
            <text:p>45.4948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59690322581" calcext:value-type="float">
            <text:p>45.545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31638709678" calcext:value-type="float">
            <text:p>45.5931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837075" calcext:value-type="float">
            <text:p>45.6383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6272" calcext:value-type="float">
            <text:p>45.68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0694193548" calcext:value-type="float">
            <text:p>45.7100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57375" calcext:value-type="float">
            <text:p>45.7385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16328571429" calcext:value-type="float">
            <text:p>45.72163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6897142857" calcext:value-type="float">
            <text:p>45.6866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46736" calcext:value-type="float">
            <text:p>45.72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8229677419" calcext:value-type="float">
            <text:p>45.7538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6863" calcext:value-type="float">
            <text:p>45.766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73736" calcext:value-type="float">
            <text:p>45.7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3303225806" calcext:value-type="float">
            <text:p>45.6713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7135" calcext:value-type="float">
            <text:p>45.657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22152258064" calcext:value-type="float">
            <text:p>45.67221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75464" calcext:value-type="float">
            <text:p>45.69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3863483871" calcext:value-type="float">
            <text:p>45.7338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33197419355" calcext:value-type="float">
            <text:p>45.7833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95543529412" calcext:value-type="float">
            <text:p>45.919554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5364" calcext:value-type="float">
            <text:p>45.9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284" calcext:value-type="float">
            <text:p>45.96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2547096774" calcext:value-type="float">
            <text:p>45.9512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14016" calcext:value-type="float">
            <text:p>45.9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15380645161" calcext:value-type="float">
            <text:p>45.981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39934285714" calcext:value-type="float">
            <text:p>45.99399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25790967742" calcext:value-type="float">
            <text:p>46.0025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17495" calcext:value-type="float">
            <text:p>46.0017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56408" calcext:value-type="float">
            <text:p>45.99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1187096774" calcext:value-type="float">
            <text:p>46.006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58815483871" calcext:value-type="float">
            <text:p>46.0258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53032258065" calcext:value-type="float">
            <text:p>45.995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892" calcext:value-type="float">
            <text:p>45.9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6779" calcext:value-type="float">
            <text:p>45.856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4365714286" calcext:value-type="float">
            <text:p>45.83843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23249032258" calcext:value-type="float">
            <text:p>45.8123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91061818182" calcext:value-type="float">
            <text:p>45.81910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06125" calcext:value-type="float">
            <text:p>45.8290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6366451613" calcext:value-type="float">
            <text:p>45.8116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2992" calcext:value-type="float">
            <text:p>45.7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35709090909" calcext:value-type="float">
            <text:p>45.7735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43494193548" calcext:value-type="float">
            <text:p>45.6643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69624" calcext:value-type="float">
            <text:p>45.59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24625454545" calcext:value-type="float">
            <text:p>45.772462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19573333333" calcext:value-type="float">
            <text:p>45.8019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6294" calcext:value-type="float">
            <text:p>45.78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9436" calcext:value-type="float">
            <text:p>45.7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31495" calcext:value-type="float">
            <text:p>45.7731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59050322581" calcext:value-type="float">
            <text:p>45.7959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708" calcext:value-type="float">
            <text:p>45.79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9925" calcext:value-type="float">
            <text:p>45.7901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6376" calcext:value-type="float">
            <text:p>45.81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86637419355" calcext:value-type="float">
            <text:p>45.8686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6316" calcext:value-type="float">
            <text:p>45.89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97612307692" calcext:value-type="float">
            <text:p>45.919761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93392" calcext:value-type="float">
            <text:p>45.9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9596923077" calcext:value-type="float">
            <text:p>46.012959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6164" calcext:value-type="float">
            <text:p>46.01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0227096774" calcext:value-type="float">
            <text:p>46.0000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822275" calcext:value-type="float">
            <text:p>45.9782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9992" calcext:value-type="float">
            <text:p>45.9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46614193548" calcext:value-type="float">
            <text:p>45.8746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1892" calcext:value-type="float">
            <text:p>45.87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784" calcext:value-type="float">
            <text:p>46.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3548" calcext:value-type="float">
            <text:p>45.9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9516521739" calcext:value-type="float">
            <text:p>45.912951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07056" calcext:value-type="float">
            <text:p>45.98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47702857143" calcext:value-type="float">
            <text:p>46.0047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5516363636" calcext:value-type="float">
            <text:p>46.04655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79368" calcext:value-type="float">
            <text:p>46.07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42775" calcext:value-type="float">
            <text:p>46.0944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03752" calcext:value-type="float">
            <text:p>46.08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95325" calcext:value-type="float">
            <text:p>46.1079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614225" calcext:value-type="float">
            <text:p>46.0961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53089032258" calcext:value-type="float">
            <text:p>46.0653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9471" calcext:value-type="float">
            <text:p>46.059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99384" calcext:value-type="float">
            <text:p>46.03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2247272727" calcext:value-type="float">
            <text:p>46.04022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7985714286" calcext:value-type="float">
            <text:p>46.0677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1935" calcext:value-type="float">
            <text:p>46.125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84781935484" calcext:value-type="float">
            <text:p>46.1784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4288" calcext:value-type="float">
            <text:p>46.20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73075" calcext:value-type="float">
            <text:p>46.2327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29936" calcext:value-type="float">
            <text:p>46.25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41865806452" calcext:value-type="float">
            <text:p>46.2541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46898064516" calcext:value-type="float">
            <text:p>46.2246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64736" calcext:value-type="float">
            <text:p>46.1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81081290323" calcext:value-type="float">
            <text:p>46.1181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652" calcext:value-type="float">
            <text:p>46.11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6715" calcext:value-type="float">
            <text:p>46.106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5836" calcext:value-type="float">
            <text:p>46.27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37181935484" calcext:value-type="float">
            <text:p>46.1937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36288" calcext:value-type="float">
            <text:p>46.15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74082580645" calcext:value-type="float">
            <text:p>46.1474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8882857143" calcext:value-type="float">
            <text:p>46.18688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87094193548" calcext:value-type="float">
            <text:p>46.2587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93339354839" calcext:value-type="float">
            <text:p>46.3393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6104" calcext:value-type="float">
            <text:p>46.46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4296774194" calcext:value-type="float">
            <text:p>46.515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404" calcext:value-type="float">
            <text:p>46.53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0490322581" calcext:value-type="float">
            <text:p>46.567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4728421053" calcext:value-type="float">
            <text:p>46.555472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15745454545" calcext:value-type="float">
            <text:p>46.54157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0867096774" calcext:value-type="float">
            <text:p>46.5120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11288" calcext:value-type="float">
            <text:p>46.47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1863225807" calcext:value-type="float">
            <text:p>46.4241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77445714286" calcext:value-type="float">
            <text:p>46.39774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84592" calcext:value-type="float">
            <text:p>46.4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81136" calcext:value-type="float">
            <text:p>46.57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5396129032" calcext:value-type="float">
            <text:p>46.4855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885425" calcext:value-type="float">
            <text:p>46.4588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190225" calcext:value-type="float">
            <text:p>46.4619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4570322581" calcext:value-type="float">
            <text:p>46.4024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3745454546" calcext:value-type="float">
            <text:p>46.33837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22952258065" calcext:value-type="float">
            <text:p>46.31229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8785" calcext:value-type="float">
            <text:p>46.2718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26794482759" calcext:value-type="float">
            <text:p>46.24267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444525" calcext:value-type="float">
            <text:p>46.2344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492525" calcext:value-type="float">
            <text:p>46.2649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3212" calcext:value-type="float">
            <text:p>46.2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2269090909" calcext:value-type="float">
            <text:p>46.32322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58963478261" calcext:value-type="float">
            <text:p>46.215896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30496" calcext:value-type="float">
            <text:p>46.19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17205517241" calcext:value-type="float">
            <text:p>46.11172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9999483871" calcext:value-type="float">
            <text:p>46.0599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08525" calcext:value-type="float">
            <text:p>46.0210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9324137931" calcext:value-type="float">
            <text:p>46.0069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1559" calcext:value-type="float">
            <text:p>46.0015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6975" calcext:value-type="float">
            <text:p>45.966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51470967742" calcext:value-type="float">
            <text:p>45.975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557" calcext:value-type="float">
            <text:p>45.9855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842" calcext:value-type="float">
            <text:p>45.97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6936774194" calcext:value-type="float">
            <text:p>45.9606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992975" calcext:value-type="float">
            <text:p>45.9199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77094193548" calcext:value-type="float">
            <text:p>45.8777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95984" calcext:value-type="float">
            <text:p>45.8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25714285714" calcext:value-type="float">
            <text:p>45.792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858" calcext:value-type="float">
            <text:p>45.7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8397241379" calcext:value-type="float">
            <text:p>45.79083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2484" calcext:value-type="float">
            <text:p>45.7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198" calcext:value-type="float">
            <text:p>45.78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1543225807" calcext:value-type="float">
            <text:p>45.78715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15425" calcext:value-type="float">
            <text:p>45.8111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38113548387" calcext:value-type="float">
            <text:p>45.7838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7703225806" calcext:value-type="float">
            <text:p>45.7627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16020645161" calcext:value-type="float">
            <text:p>45.7316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39752" calcext:value-type="float">
            <text:p>45.6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3037419355" calcext:value-type="float">
            <text:p>45.6553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06224" calcext:value-type="float">
            <text:p>45.6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79643870968" calcext:value-type="float">
            <text:p>45.5579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08805714286" calcext:value-type="float">
            <text:p>45.58088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04918709678" calcext:value-type="float">
            <text:p>45.550491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5055" calcext:value-type="float">
            <text:p>45.525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98811428571" calcext:value-type="float">
            <text:p>45.63988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35282580645" calcext:value-type="float">
            <text:p>45.5835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23448275862" calcext:value-type="float">
            <text:p>45.5623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262" calcext:value-type="float">
            <text:p>45.40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2096" calcext:value-type="float">
            <text:p>45.3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03708235294" calcext:value-type="float">
            <text:p>45.280370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9225806452" calcext:value-type="float">
            <text:p>45.284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1098" calcext:value-type="float">
            <text:p>45.361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5896" calcext:value-type="float">
            <text:p>45.3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04110967742" calcext:value-type="float">
            <text:p>45.4204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80686451613" calcext:value-type="float">
            <text:p>45.4580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47085714286" calcext:value-type="float">
            <text:p>45.4747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5396" calcext:value-type="float">
            <text:p>45.20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240525" calcext:value-type="float">
            <text:p>45.1524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353325" calcext:value-type="float">
            <text:p>45.0335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18923870968" calcext:value-type="float">
            <text:p>44.9818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228625" calcext:value-type="float">
            <text:p>44.9622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25790344828" calcext:value-type="float">
            <text:p>44.99257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1734193548" calcext:value-type="float">
            <text:p>45.0181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4415" calcext:value-type="float">
            <text:p>45.0614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8002580645" calcext:value-type="float">
            <text:p>45.0928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6355" calcext:value-type="float">
            <text:p>45.0896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842" calcext:value-type="float">
            <text:p>44.5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0924" calcext:value-type="float">
            <text:p>44.73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32728" calcext:value-type="float">
            <text:p>45.0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39275" calcext:value-type="float">
            <text:p>45.0523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69032727273" calcext:value-type="float">
            <text:p>45.02690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9739354839" calcext:value-type="float">
            <text:p>44.9829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75876363636" calcext:value-type="float">
            <text:p>44.937587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26965161291" calcext:value-type="float">
            <text:p>44.8526965161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41175" calcext:value-type="float">
            <text:p>44.8234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4448" calcext:value-type="float">
            <text:p>44.80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70275" calcext:value-type="float">
            <text:p>44.797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941625" calcext:value-type="float">
            <text:p>44.8594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60567741936" calcext:value-type="float">
            <text:p>44.8960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42475" calcext:value-type="float">
            <text:p>44.9274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5176774194" calcext:value-type="float">
            <text:p>44.9335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847" calcext:value-type="float">
            <text:p>44.908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66029090909" calcext:value-type="float">
            <text:p>44.88660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4010322581" calcext:value-type="float">
            <text:p>44.8114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853775" calcext:value-type="float">
            <text:p>44.6885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55216" calcext:value-type="float">
            <text:p>44.6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5674" calcext:value-type="float">
            <text:p>44.635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94162758621" calcext:value-type="float">
            <text:p>44.64941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6822" calcext:value-type="float">
            <text:p>44.676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31651612903" calcext:value-type="float">
            <text:p>44.743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58371612903" calcext:value-type="float">
            <text:p>44.7858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0285" calcext:value-type="float">
            <text:p>44.8050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7772" calcext:value-type="float">
            <text:p>44.6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8451105512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366" meta:object-count="0"/>
    <meta:user-defined meta:name="AppVersion">3.0</meta:user-defined>
  </office:meta>
</office:document-meta>
</file>